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CORRECTO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ASA ERROR</text:p>
          </table:table-cell>
          <table:table-cell office:value-type="string" calcext:value-type="string">
            <text:p>DESVIACION</text:p>
          </table:table-cell>
          <table:table-cell office:value-type="string" calcext:value-type="string">
            <text:p>INTERVALO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33" calcext:value-type="float">
            <text:p>633</text:p>
          </table:table-cell>
          <table:table-cell table:formula="of:=[.A2]/[.B2]" office:value-type="float" office:value="0.502369668246445" calcext:value-type="float">
            <text:p>0,502369668246445</text:p>
          </table:table-cell>
          <table:table-cell table:formula="of:=SQRT(([.C2]*(1-[.C2])/[.B2]))" office:value-type="float" office:value="0.0198729926474411" calcext:value-type="float">
            <text:p>0,019872992647441</text:p>
          </table:table-cell>
          <table:table-cell table:formula="of:=1.96*[.D2]" office:value-type="float" office:value="0.0389510655889845" calcext:value-type="float">
            <text:p>0,03895106558898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5" calcext:value-type="float">
            <text:p>385</text:p>
          </table:table-cell>
          <table:table-cell table:formula="of:=[.A3]/[.B3]" office:value-type="float" office:value="0.0467532467532468" calcext:value-type="float">
            <text:p>0,046753246753247</text:p>
          </table:table-cell>
          <table:table-cell table:formula="of:=SQRT(([.C3]*(1-[.C3])/[.B3]))" office:value-type="float" office:value="0.0107591556506542" calcext:value-type="float">
            <text:p>0,010759155650654</text:p>
          </table:table-cell>
          <table:table-cell table:formula="of:=1.96*[.D3]" office:value-type="float" office:value="0.0210879450752823" calcext:value-type="float">
            <text:p>0,02108794507528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0" calcext:value-type="float">
            <text:p>420</text:p>
          </table:table-cell>
          <table:table-cell table:formula="of:=[.A4]/[.B4]" office:value-type="float" office:value="0.192857142857143" calcext:value-type="float">
            <text:p>0,192857142857143</text:p>
          </table:table-cell>
          <table:table-cell table:formula="of:=SQRT(([.C4]*(1-[.C4])/[.B4]))" office:value-type="float" office:value="0.019251670632894" calcext:value-type="float">
            <text:p>0,019251670632894</text:p>
          </table:table-cell>
          <table:table-cell table:formula="of:=1.96*[.D4]" office:value-type="float" office:value="0.0377332744404723" calcext:value-type="float">
            <text:p>0,03773327444047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0" calcext:value-type="float">
            <text:p>420</text:p>
          </table:table-cell>
          <table:table-cell table:formula="of:=[.A5]/[.B5]" office:value-type="float" office:value="0.197619047619048" calcext:value-type="float">
            <text:p>0,197619047619048</text:p>
          </table:table-cell>
          <table:table-cell table:formula="of:=SQRT(([.C5]*(1-[.C5])/[.B5]))" office:value-type="float" office:value="0.01943032482862" calcext:value-type="float">
            <text:p>0,01943032482862</text:p>
          </table:table-cell>
          <table:table-cell table:formula="of:=1.96*[.D5]" office:value-type="float" office:value="0.0380834366640952" calcext:value-type="float">
            <text:p>0,03808343666409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2" calcext:value-type="float">
            <text:p>232</text:p>
          </table:table-cell>
          <table:table-cell table:formula="of:=[.A6]/[.B6]" office:value-type="float" office:value="0.0948275862068966" calcext:value-type="float">
            <text:p>0,094827586206897</text:p>
          </table:table-cell>
          <table:table-cell table:formula="of:=SQRT(([.C6]*(1-[.C6])/[.B6]))" office:value-type="float" office:value="0.0192348591486948" calcext:value-type="float">
            <text:p>0,019234859148695</text:p>
          </table:table-cell>
          <table:table-cell table:formula="of:=1.96*[.D6]" office:value-type="float" office:value="0.0377003239314419" calcext:value-type="float">
            <text:p>0,03770032393144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table:formula="of:=[.A7]/[.B7]" office:value-type="float" office:value="0.133620689655172" calcext:value-type="float">
            <text:p>0,133620689655172</text:p>
          </table:table-cell>
          <table:table-cell table:formula="of:=SQRT(([.C7]*(1-[.C7])/[.B7]))" office:value-type="float" office:value="0.0223381343330082" calcext:value-type="float">
            <text:p>0,022338134333008</text:p>
          </table:table-cell>
          <table:table-cell table:formula="of:=1.96*[.D7]" office:value-type="float" office:value="0.0437827432926961" calcext:value-type="float">
            <text:p>0,04378274329269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table:formula="of:=[.A8]/[.B8]" office:value-type="float" office:value="0.0337837837837838" calcext:value-type="float">
            <text:p>0,033783783783784</text:p>
          </table:table-cell>
          <table:table-cell table:formula="of:=SQRT(([.C8]*(1-[.C8])/[.B8]))" office:value-type="float" office:value="0.0148511624208421" calcext:value-type="float">
            <text:p>0,014851162420842</text:p>
          </table:table-cell>
          <table:table-cell table:formula="of:=1.96*[.D8]" office:value-type="float" office:value="0.0291082783448505" calcext:value-type="float">
            <text:p>0,0291082783448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table:formula="of:=[.A9]/[.B9]" office:value-type="float" office:value="0.0202702702702703" calcext:value-type="float">
            <text:p>0,02027027027027</text:p>
          </table:table-cell>
          <table:table-cell table:formula="of:=SQRT(([.C9]*(1-[.C9])/[.B9]))" office:value-type="float" office:value="0.0115838268000716" calcext:value-type="float">
            <text:p>0,011583826800072</text:p>
          </table:table-cell>
          <table:table-cell table:formula="of:=1.96*[.D9]" office:value-type="float" office:value="0.0227043005281403" calcext:value-type="float">
            <text:p>0,0227043005281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0" calcext:value-type="float">
            <text:p>160</text:p>
          </table:table-cell>
          <table:table-cell table:formula="of:=[.A10]/[.B10]" office:value-type="float" office:value="0.16875" calcext:value-type="float">
            <text:p>0,16875</text:p>
          </table:table-cell>
          <table:table-cell table:formula="of:=SQRT(([.C10]*(1-[.C10])/[.B10]))" office:value-type="float" office:value="0.0296092719325383" calcext:value-type="float">
            <text:p>0,029609271932538</text:p>
          </table:table-cell>
          <table:table-cell table:formula="of:=1.96*[.D10]" office:value-type="float" office:value="0.0580341729877751" calcext:value-type="float">
            <text:p>0,0580341729877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formula="of:=[.A11]/[.B11]" office:value-type="float" office:value="0.25" calcext:value-type="float">
            <text:p>0,25</text:p>
          </table:table-cell>
          <table:table-cell table:formula="of:=SQRT(([.C11]*(1-[.C11])/[.B11]))" office:value-type="float" office:value="0.0342326598440729" calcext:value-type="float">
            <text:p>0,034232659844073</text:p>
          </table:table-cell>
          <table:table-cell table:formula="of:=1.96*[.D11]" office:value-type="float" office:value="0.0670960132943829" calcext:value-type="float">
            <text:p>0,067096013294383</text:p>
          </table:table-cell>
          <table:table-cell/>
        </table:table-row>
        <table:table-row table:style-name="ro1">
          <table:table-cell table:number-columns-repeated="2"/>
          <table:table-cell table:formula="of:=[.A12]/[.B12]" office:value-type="string" office:string-value="" calcext:value-type="error">
            <text:p>#¡DIV/0!</text:p>
          </table:table-cell>
          <table:table-cell table:formula="of:=SQRT(([.C12]*(1-[.C12])/[.B12]))" office:value-type="string" office:string-value="" calcext:value-type="error">
            <text:p>#¡DIV/0!</text:p>
          </table:table-cell>
          <table:table-cell table:formula="of:=1.96*[.D12]" office:value-type="string" office:string-value="" calcext:value-type="error">
            <text:p>#¡DIV/0!</text:p>
          </table:table-cell>
          <table:table-cell/>
        </table:table-row>
        <table:table-row table:style-name="ro1">
          <table:table-cell table:number-columns-repeated="2"/>
          <table:table-cell table:formula="of:=[.A13]/[.B13]" office:value-type="string" office:string-value="" calcext:value-type="error">
            <text:p>#¡DIV/0!</text:p>
          </table:table-cell>
          <table:table-cell table:formula="of:=SQRT(([.C13]*(1-[.C13])/[.B13]))" office:value-type="string" office:string-value="" calcext:value-type="error">
            <text:p>#¡DIV/0!</text:p>
          </table:table-cell>
          <table:table-cell table:formula="of:=1.96*[.D13]" office:value-type="string" office:string-value="" calcext:value-type="error">
            <text:p>#¡DIV/0!</text:p>
          </table:table-cell>
          <table:table-cell/>
        </table:table-row>
        <table:table-row table:style-name="ro1">
          <table:table-cell table:number-columns-repeated="2"/>
          <table:table-cell table:formula="of:=[.A14]/[.B14]" office:value-type="string" office:string-value="" calcext:value-type="error">
            <text:p>#¡DIV/0!</text:p>
          </table:table-cell>
          <table:table-cell table:formula="of:=SQRT(([.C14]*(1-[.C14])/[.B14]))" office:value-type="string" office:string-value="" calcext:value-type="error">
            <text:p>#¡DIV/0!</text:p>
          </table:table-cell>
          <table:table-cell table:formula="of:=1.96*[.D14]" office:value-type="string" office:string-value="" calcext:value-type="error">
            <text:p>#¡DIV/0!</text:p>
          </table:table-cell>
          <table:table-cell/>
        </table:table-row>
        <table:table-row table:style-name="ro1">
          <table:table-cell table:number-columns-repeated="2"/>
          <table:table-cell table:formula="of:=[.A15]/[.B15]" office:value-type="string" office:string-value="" calcext:value-type="error">
            <text:p>#¡DIV/0!</text:p>
          </table:table-cell>
          <table:table-cell table:formula="of:=SQRT(([.C15]*(1-[.C15])/[.B15]))" office:value-type="string" office:string-value="" calcext:value-type="error">
            <text:p>#¡DIV/0!</text:p>
          </table:table-cell>
          <table:table-cell table:formula="of:=1.96*[.D15]" office:value-type="string" office:string-value="" calcext:value-type="error">
            <text:p>#¡DIV/0!</text:p>
          </table:table-cell>
          <table:table-cell/>
        </table:table-row>
        <table:table-row table:style-name="ro1">
          <table:table-cell table:number-columns-repeated="2"/>
          <table:table-cell table:formula="of:=[.A16]/[.B16]" office:value-type="string" office:string-value="" calcext:value-type="error">
            <text:p>#¡DIV/0!</text:p>
          </table:table-cell>
          <table:table-cell table:formula="of:=SQRT(([.C16]*(1-[.C16])/[.B16]))" office:value-type="string" office:string-value="" calcext:value-type="error">
            <text:p>#¡DIV/0!</text:p>
          </table:table-cell>
          <table:table-cell table:formula="of:=1.96*[.D16]" office:value-type="string" office:string-value="" calcext:value-type="error">
            <text:p>#¡DIV/0!</text:p>
          </table:table-cell>
          <table:table-cell/>
        </table:table-row>
        <table:table-row table:style-name="ro1">
          <table:table-cell table:number-columns-repeated="2"/>
          <table:table-cell table:formula="of:=[.A17]/[.B17]" office:value-type="string" office:string-value="" calcext:value-type="error">
            <text:p>#¡DIV/0!</text:p>
          </table:table-cell>
          <table:table-cell table:formula="of:=SQRT(([.C17]*(1-[.C17])/[.B17]))" office:value-type="string" office:string-value="" calcext:value-type="error">
            <text:p>#¡DIV/0!</text:p>
          </table:table-cell>
          <table:table-cell table:formula="of:=1.96*[.D17]" office:value-type="string" office:string-value="" calcext:value-type="error">
            <text:p>#¡DIV/0!</text:p>
          </table:table-cell>
          <table:table-cell/>
        </table:table-row>
        <table:table-row table:style-name="ro1">
          <table:table-cell table:number-columns-repeated="2"/>
          <table:table-cell table:formula="of:=[.A18]/[.B18]" office:value-type="string" office:string-value="" calcext:value-type="error">
            <text:p>#¡DIV/0!</text:p>
          </table:table-cell>
          <table:table-cell table:formula="of:=SQRT(([.C18]*(1-[.C18])/[.B18]))" office:value-type="string" office:string-value="" calcext:value-type="error">
            <text:p>#¡DIV/0!</text:p>
          </table:table-cell>
          <table:table-cell table:formula="of:=1.96*[.D18]" office:value-type="string" office:string-value="" calcext:value-type="error">
            <text:p>#¡DIV/0!</text:p>
          </table:table-cell>
          <table:table-cell/>
        </table:table-row>
        <table:table-row table:style-name="ro1">
          <table:table-cell table:number-columns-repeated="2"/>
          <table:table-cell table:formula="of:=[.A19]/[.B19]" office:value-type="string" office:string-value="" calcext:value-type="error">
            <text:p>#¡DIV/0!</text:p>
          </table:table-cell>
          <table:table-cell table:formula="of:=SQRT(([.C19]*(1-[.C19])/[.B19]))" office:value-type="string" office:string-value="" calcext:value-type="error">
            <text:p>#¡DIV/0!</text:p>
          </table:table-cell>
          <table:table-cell table:formula="of:=1.96*[.D19]" office:value-type="string" office:string-value="" calcext:value-type="error">
            <text:p>#¡DIV/0!</text:p>
          </table:table-cell>
          <table:table-cell/>
        </table:table-row>
        <table:table-row table:style-name="ro1">
          <table:table-cell table:number-columns-repeated="2"/>
          <table:table-cell table:formula="of:=[.A20]/[.B20]" office:value-type="string" office:string-value="" calcext:value-type="error">
            <text:p>#¡DIV/0!</text:p>
          </table:table-cell>
          <table:table-cell table:formula="of:=SQRT(([.C20]*(1-[.C20])/[.B20]))" office:value-type="string" office:string-value="" calcext:value-type="error">
            <text:p>#¡DIV/0!</text:p>
          </table:table-cell>
          <table:table-cell table:formula="of:=1.96*[.D20]" office:value-type="string" office:string-value="" calcext:value-type="error">
            <text:p>#¡DIV/0!</text:p>
          </table:table-cell>
          <table:table-cell/>
        </table:table-row>
        <table:table-row table:style-name="ro1">
          <table:table-cell table:number-columns-repeated="2"/>
          <table:table-cell table:formula="of:=[.A21]/[.B21]" office:value-type="string" office:string-value="" calcext:value-type="error">
            <text:p>#¡DIV/0!</text:p>
          </table:table-cell>
          <table:table-cell table:formula="of:=SQRT(([.C21]*(1-[.C21])/[.B21]))" office:value-type="string" office:string-value="" calcext:value-type="error">
            <text:p>#¡DIV/0!</text:p>
          </table:table-cell>
          <table:table-cell table:formula="of:=1.96*[.D21]" office:value-type="string" office:string-value="" calcext:value-type="error">
            <text:p>#¡DIV/0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8:47.526447838</meta:creation-date>
    <dc:date>2019-02-28T12:55:33.228818260</dc:date>
    <meta:editing-duration>PT5M53S</meta:editing-duration>
    <meta:editing-cycles>3</meta:editing-cycles>
    <meta:generator>LibreOffice/6.0.3.2$Linux_X86_64 LibreOffice_project/00m0$Build-2</meta:generator>
    <meta:document-statistic meta:table-count="1" meta:cell-count="85" meta:object-count="0"/>
  </office:meta>
</office:document-meta>
</file>